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text-position="super 58%"/>
    </style:style>
    <style:style style:name="T24" style:family="text">
      <style:text-properties style:text-position="super 58%"/>
    </style:style>
    <style:style style:name="T25" style:family="text">
      <style:text-properties style:text-position="super 58%"/>
    </style:style>
    <style:style style:name="T26" style:family="text">
      <style:text-properties style:text-position="super 58%"/>
    </style:style>
    <style:style style:name="T27" style:family="text">
      <style:text-properties style:text-position="super 58%"/>
    </style:style>
    <style:style style:name="T28" style:family="text">
      <style:text-properties style:text-position="super 58%"/>
    </style:style>
    <style:style style:name="T29" style:family="text">
      <style:text-properties style:text-position="super 58%"/>
    </style:style>
    <style:style style:name="T30" style:family="text">
      <style:text-properties style:text-position="super 58%"/>
    </style:style>
    <style:style style:name="T31" style:family="text">
      <style:text-properties style:text-position="super 58%"/>
    </style:style>
    <style:style style:name="T32" style:family="text">
      <style:text-properties style:text-position="super 58%"/>
    </style:style>
    <style:style style:name="T33" style:family="text">
      <style:text-properties style:text-position="super 58%"/>
    </style:style>
    <style:style style:name="T34" style:family="text">
      <style:text-properties style:text-position="super 58%"/>
    </style:style>
    <style:style style:name="T35" style:family="text">
      <style:text-properties style:text-position="super 58%"/>
    </style:style>
    <style:style style:name="T36" style:family="text">
      <style:text-properties style:text-position="super 58%"/>
    </style:style>
    <style:style style:name="T37" style:family="text">
      <style:text-properties style:text-position="super 58%"/>
    </style:style>
    <style:style style:name="T38" style:family="text">
      <style:text-properties style:text-position="super 58%"/>
    </style:style>
    <style:style style:name="T39" style:family="text">
      <style:text-properties style:text-position="super 58%"/>
    </style:style>
    <style:style style:name="T40" style:family="text">
      <style:text-properties style:text-position="super 58%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吴 晓</text:h>
      <text:h text:style-name="Heading_20_2" text:outline-level="2">图形工程师</text:h>
      <text:list text:style-name="L1">
        <text:list-item>
          <text:p text:style-name="P1">电话: <text:a xlink:type="simple" xlink:href="tel://86-15861657693" office:name=""><text:span text:style-name="Definition">86-15861657693</text:span></text:a></text:p>
        </text:list-item>
        <text:list-item>
          <text:p text:style-name="P1">邮件: <text:a xlink:type="simple" xlink:href="mailto:tinysilk@hotmail.com" office:name=""><text:span text:style-name="Definition">tinysilk@hotmail.com</text:span></text:a></text:p>
        </text:list-item>
        <text:list-item>
          <text:p text:style-name="P1">博客（墙外）: <text:a xlink:type="simple" xlink:href="http://tinyslik.github.io" office:name=""><text:span text:style-name="Definition">tinyslik.github.io</text:span></text:a></text:p>
        </text:list-item>
        <text:list-item>
          <text:p text:style-name="P1">博客（墙内）: <text:a xlink:type="simple" xlink:href="http://tinyslik.coding.me" office:name=""><text:span text:style-name="Definition">tinyslik.coding.me</text:span></text:a></text:p>
        </text:list-item>
        <text:list-item>
          <text:p text:style-name="P1">Github: <text:a xlink:type="simple" xlink:href="http://github.com/TinySlik" office:name=""><text:span text:style-name="Definition">TinySlik</text:span></text:a></text:p>
        </text:list-item>
      </text:list>
      <text:h text:style-name="Heading_20_2" text:outline-level="2">简介</text:h>
      <text:p text:style-name="First_20_paragraph">一个有四年开发经验的小司机。 开发过很多款上线的项目，上架了appStroe，googlePlay以及国内大量的杂鱼渠道；</text:p>
      <text:h text:style-name="Heading_20_2" text:outline-level="2">技能</text:h>
      <text:p text:style-name="First_20_paragraph">能胜任android（java），ios（OC）单平台或者跨平台C++的开发工作，对css，html5，js均有良好的掌握度，能够进行前端开发；<text:line-break/>对openGL有良好的掌握度，对shader优化编写使用熟练。对图形数学有良好的认识和基础。 长期使用cocos2d-x,uinity3d游戏引擎，对游戏引擎的工具编写也有良好的习惯。</text:p>
      <text:h text:style-name="Heading_20_2" text:outline-level="2">工作经验</text:h>
      <text:h text:style-name="Heading_20_3" text:outline-level="3"><text:span text:style-name="T1">cocos2d-x</text:span><text:span text:style-name="T2"> </text:span><text:span text:style-name="T3">开发工程师</text:span> 在 <text:a xlink:type="simple" xlink:href="https://www.mochang.net/" office:name=""><text:span text:style-name="Definition">MoChang有限公司</text:span></text:a></text:h>
      <text:p text:style-name="First_20_paragraph"><text:span text:style-name="T4">2014.1</text:span><text:span text:style-name="T5"> </text:span><text:span text:style-name="T6">-</text:span><text:span text:style-name="T7"> </text:span><text:span text:style-name="T8">2015.6</text:span></text:p>
      <text:p text:style-name="Text_20_body">1.在公司主要从事cocos2d-x游戏的制作和维护工作，使用C++重构代码，配置更多的功能模块. 2.作为从事生物科技工作的我来说，这是一次挑战，我学习到了很多C++基本的语法及表驱动，插件架构等常用的语言设计模式。补习了很多程序及系统的基础原理，对linux系统的学习了一段时间，能独立编写小型的c++服务器。 3.在公司我工作了一年半，上架了一些比较简单的欧美儿童游戏，有大量的功能模块重用和维护。 4.期间也独立完成很多 ios 及安卓端的 sdk包括广告的和功能的接入。 5.制作小型游戏制定文档并按照需求文档在较短的时间内提交上线。 6.由于团队小，所以大量的与美术的协调工作都由我独立完成，团队的策划担任高层领导角色，团队具有比较高的自由度。</text:p>
      <text:h text:style-name="Heading_20_3" text:outline-level="3"><text:span text:style-name="T9">C/C++</text:span><text:span text:style-name="T10"> </text:span><text:span text:style-name="T11">开发工程师</text:span> 在 <text:a xlink:type="simple" xlink:href="https://bie-plc.com/" office:name=""><text:span text:style-name="Definition">南京光辉互动网络科技有限公司</text:span></text:a>/<text:a xlink:type="simple" xlink:href="https://www.biemore.com/zh-cn/index.html" office:name=""><text:span text:style-name="Definition">熊大叔儿童教育</text:span></text:a></text:h>
      <text:p text:style-name="First_20_paragraph"><text:span text:style-name="T12">2015.6</text:span><text:span text:style-name="T13"> </text:span><text:span text:style-name="T14">-</text:span><text:span text:style-name="T15"> </text:span><text:span text:style-name="T16">2016.2</text:span></text:p>
      <text:p text:style-name="Text_20_body">1.一线开发游戏项目，对多个产品线不同语言的项目代码进行检查和修改重构，使用代码包括包括js,Lua,C++。 2.实现shader等渲染技术方面的技术优化和难点。 3.负责一些产品最后阶段的代码调试和检查工作，接入一些商业代码和库。</text:p>
      <text:h text:style-name="Heading_20_3" text:outline-level="3"><text:span text:style-name="T17">前端工程师兼培训师</text:span> 在 <text:a xlink:type="simple" xlink:href="http://www.chukong-inc.com/" office:name=""><text:span text:style-name="Definition">南京触控科技办事处</text:span></text:a></text:h>
      <text:p text:style-name="First_20_paragraph"><text:span text:style-name="T18">2016.3</text:span><text:span text:style-name="T19"> </text:span><text:span text:style-name="T20">-</text:span><text:span text:style-name="T21"> </text:span><text:span text:style-name="T22">2016.10</text:span> 1.参与3.x的cocos2d-x引擎代码的修改和维护，上架一些以前的成品代码游戏。 2.培训新员工，培训git，lua部分内容。</text:p>
      <text:h text:style-name="Heading_20_3" text:outline-level="3">主要语言技能</text:h>
      <text:list text:style-name="L2">
        <text:list-item>
          <text:p text:style-name="P2"><text:a xlink:type="simple" xlink:href="" office:name=""><text:span text:style-name="Definition">C/C++</text:span></text:a><text:span text:style-name="T23">†</text:span></text:p>
        </text:list-item>
        <text:list-item>
          <text:p text:style-name="P2"><text:a xlink:type="simple" xlink:href="" office:name=""><text:span text:style-name="Definition">Lua</text:span></text:a><text:span text:style-name="T24">†</text:span></text:p>
        </text:list-item>
        <text:list-item>
          <text:p text:style-name="P2"><text:a xlink:type="simple" xlink:href="" office:name=""><text:span text:style-name="Definition">javaScript</text:span></text:a><text:span text:style-name="T25">†</text:span></text:p>
        </text:list-item>
        <text:list-item>
          <text:p text:style-name="P2"><text:a xlink:type="simple" xlink:href="" office:name=""><text:span text:style-name="Definition">java</text:span></text:a></text:p>
        </text:list-item>
        <text:list-item>
          <text:p text:style-name="P2"><text:a xlink:type="simple" xlink:href="" office:name=""><text:span text:style-name="Definition">object-C</text:span></text:a></text:p>
        </text:list-item>
        <text:list-item>
          <text:p text:style-name="P2"><text:a xlink:type="simple" xlink:href="" office:name=""><text:span text:style-name="Definition">jason</text:span></text:a><text:span text:style-name="T26">†</text:span></text:p>
        </text:list-item>
        <text:list-item>
          <text:p text:style-name="P2"><text:a xlink:type="simple" xlink:href="" office:name=""><text:span text:style-name="Definition">xml</text:span></text:a><text:span text:style-name="T27">†</text:span></text:p>
        </text:list-item>
        <text:list-item>
          <text:p text:style-name="P2"><text:a xlink:type="simple" xlink:href="" office:name=""><text:span text:style-name="Definition">C#</text:span></text:a></text:p>
        </text:list-item>
        <text:list-item>
          <text:p text:style-name="P2"><text:a xlink:type="simple" xlink:href="" office:name=""><text:span text:style-name="Definition">shader</text:span></text:a><text:span text:style-name="T28">†</text:span></text:p>
        </text:list-item>
      </text:list>
      <text:h text:style-name="Heading_20_3" text:outline-level="3">格式类型使用</text:h>
      <text:list text:style-name="L3">
        <text:list-item>
          <text:p text:style-name="P3"><text:a xlink:type="simple" xlink:href="http://www.w3.org/Style/CSS/Overview.en.html" office:name=""><text:span text:style-name="Definition">CSS</text:span></text:a><text:span text:style-name="T29">†</text:span></text:p>
        </text:list-item>
        <text:list-item>
          <text:p text:style-name="P3"><text:a xlink:type="simple" xlink:href="http://developers.whatwg.org" office:name=""><text:span text:style-name="Definition">HTML</text:span></text:a><text:span text:style-name="T30">†</text:span></text:p>
        </text:list-item>
        <text:list-item>
          <text:p text:style-name="P3"><text:a xlink:type="simple" xlink:href="http://daringfireball.net/projects/markdown" office:name=""><text:span text:style-name="Definition">Markdown</text:span></text:a><text:span text:style-name="T31">†</text:span></text:p>
        </text:list-item>
        <text:list-item>
          <text:p text:style-name="P3"><text:a xlink:type="simple" xlink:href="" office:name=""><text:span text:style-name="Definition">XML</text:span></text:a></text:p>
        </text:list-item>
        <text:list-item>
          <text:p text:style-name="P3"><text:a xlink:type="simple" xlink:href="" office:name=""><text:span text:style-name="Definition">jason</text:span></text:a></text:p>
        </text:list-item>
        <text:list-item>
          <text:p text:style-name="P3"><text:a xlink:type="simple" xlink:href="" office:name=""><text:span text:style-name="Definition">http</text:span></text:a></text:p>
        </text:list-item>
      </text:list>
      <text:h text:style-name="Heading_20_3" text:outline-level="3">框架</text:h>
      <text:list text:style-name="L4">
        <text:list-item>
          <text:p text:style-name="P4"><text:a xlink:type="simple" xlink:href="" office:name=""><text:span text:style-name="Definition">OpenGL</text:span></text:a><text:span text:style-name="T32">†</text:span></text:p>
        </text:list-item>
        <text:list-item>
          <text:p text:style-name="P4"><text:a xlink:type="simple" xlink:href="" office:name=""><text:span text:style-name="Definition">Boost</text:span></text:a></text:p>
        </text:list-item>
        <text:list-item>
          <text:p text:style-name="P4"><text:a xlink:type="simple" xlink:href="" office:name=""><text:span text:style-name="Definition">Cocos2d-x</text:span></text:a><text:span text:style-name="T33">†</text:span></text:p>
        </text:list-item>
        <text:list-item>
          <text:p text:style-name="P4"><text:a xlink:type="simple" xlink:href="" office:name=""><text:span text:style-name="Definition">Uinity3d</text:span></text:a></text:p>
        </text:list-item>
        <text:list-item>
          <text:p text:style-name="P4"><text:a xlink:type="simple" xlink:href="" office:name=""><text:span text:style-name="Definition">hexo</text:span></text:a><text:span text:style-name="T34">†</text:span></text:p>
        </text:list-item>
      </text:list>
      <text:h text:style-name="Heading_20_3" text:outline-level="3">软件</text:h>
      <text:list text:style-name="L5">
        <text:list-item>
          <text:p text:style-name="P5"><text:a xlink:type="simple" xlink:href="http://developer.apple.com" office:name=""><text:span text:style-name="Definition">Apple XCode</text:span></text:a></text:p>
        </text:list-item>
        <text:list-item>
          <text:p text:style-name="P5"><text:a xlink:type="simple" xlink:href="http://git-scm.com" office:name=""><text:span text:style-name="Definition">Git</text:span></text:a><text:span text:style-name="T35">†</text:span></text:p>
        </text:list-item>
        <text:list-item>
          <text:p text:style-name="P5"><text:a xlink:type="simple" xlink:href="http://atlassian.com/software/jira" office:name=""><text:span text:style-name="Definition">JIRA</text:span></text:a><text:span text:style-name="T36">†</text:span></text:p>
        </text:list-item>
        <text:list-item>
          <text:p text:style-name="P5"><text:a xlink:type="simple" xlink:href="http://apple.com/macosx" office:name=""><text:span text:style-name="Definition">Mac OS X</text:span></text:a><text:span text:style-name="T37">†</text:span></text:p>
        </text:list-item>
        <text:list-item>
          <text:p text:style-name="P5"><text:a xlink:type="simple" xlink:href="http://mysql.com" office:name=""><text:span text:style-name="Definition">MySQL</text:span></text:a></text:p>
        </text:list-item>
        <text:list-item>
          <text:p text:style-name="P5"><text:a xlink:type="simple" xlink:href="http://wiki.nginx.org" office:name=""><text:span text:style-name="Definition">Nginx</text:span></text:a></text:p>
        </text:list-item>
        <text:list-item>
          <text:p text:style-name="P5"><text:a xlink:type="simple" xlink:href="http://johnmacfarlane.net/pandoc" office:name=""><text:span text:style-name="Definition">Pandoc</text:span></text:a></text:p>
        </text:list-item>
        <text:list-item>
          <text:p text:style-name="P5"><text:a xlink:type="simple" xlink:href="http://www.sublimetext.com" office:name=""><text:span text:style-name="Definition">Sublime Text</text:span></text:a></text:p>
        </text:list-item>
        <text:list-item>
          <text:p text:style-name="P5"><text:a xlink:type="simple" xlink:href="http://svn.apache.org" office:name=""><text:span text:style-name="Definition">Subversion</text:span></text:a></text:p>
        </text:list-item>
        <text:list-item>
          <text:p text:style-name="P5"><text:a xlink:type="simple" xlink:href="http://ubuntu.com" office:name=""><text:span text:style-name="Definition">Ubuntu Linux</text:span></text:a></text:p>
        </text:list-item>
        <text:list-item>
          <text:p text:style-name="P5"><text:a xlink:type="simple" xlink:href="http://www.vim.org" office:name=""><text:span text:style-name="Definition">Vim</text:span></text:a><text:span text:style-name="T38">†</text:span></text:p>
        </text:list-item>
        <text:list-item>
          <text:p text:style-name="P5"><text:a xlink:type="simple" xlink:href="http://jetbrains.com/webstorm" office:name=""><text:span text:style-name="Definition">WebStorm</text:span></text:a></text:p>
        </text:list-item>
        <text:list-item>
          <text:p text:style-name="P5"><text:a xlink:type="simple" xlink:href="http://www.zsh.org" office:name=""><text:span text:style-name="Definition">zsh</text:span></text:a><text:span text:style-name="T39">†</text:span></text:p>
        </text:list-item>
        <text:list-item>
          <text:p text:style-name="P5"><text:a xlink:type="simple" xlink:href="" office:name=""><text:span text:style-name="Definition">source tree</text:span></text:a></text:p>
        </text:list-item>
        <text:list-item>
          <text:p text:style-name="P5"><text:a xlink:type="simple" xlink:href="" office:name=""><text:span text:style-name="Definition">VisualStudio</text:span></text:a><text:span text:style-name="T40">†</text:span></text:p>
        </text:list-item>
        <text:list-item>
          <text:p text:style-name="P5"><text:a xlink:type="simple" xlink:href="" office:name=""><text:span text:style-name="Definition">AndroidStudio</text:span></text:a></text:p>
        </text:list-item>
        <text:list-item>
          <text:p text:style-name="P5"><text:a xlink:type="simple" xlink:href="" office:name=""><text:span text:style-name="Definition">grub</text:span></text:a></text:p>
        </text:list-item>
        <text:list-item>
          <text:p text:style-name="P5"><text:a xlink:type="simple" xlink:href="" office:name=""><text:span text:style-name="Definition">doxygen</text:span></text:a></text:p>
        </text:list-item>
        <text:list-item>
          <text:p text:style-name="P5"><text:a xlink:type="simple" xlink:href="" office:name=""><text:span text:style-name="Definition">latex</text:span></text:a></text:p>
        </text:list-item>
      </text:list>
      <text:h text:style-name="Heading_20_2" text:outline-level="2">教育</text:h>
      <text:p text:style-name="First_20_paragraph"><text:a xlink:type="simple" xlink:href="" office:name=""><text:span text:style-name="Definition">扬州大学</text:span></text:a>, 2008 - 2012</text:p>
      <text:h text:style-name="Heading_20_2" text:outline-level="2">兴趣</text:h>
      <text:list text:style-name="L6">
        <text:list-item>
          <text:p text:style-name="P6">玩卡牌游戏（炉石）</text:p>
        </text:list-item>
        <text:list-item>
          <text:p text:style-name="P6">听音乐</text:p>
        </text:list-item>
        <text:list-item>
          <text:p text:style-name="P6">养猫</text:p>
        </text:list-item>
        <text:list-item>
          <text:p text:style-name="P6">弹吉他</text:p>
        </text:list-item>
      </text:list>
      <text:h text:style-name="Heading_20_2" text:outline-level="2">下载</text:h>
      <text:p text:style-name="First_20_paragraph">以下是我的多个格式下的简历，如有需要请自行下载：</text:p>
      <text:p text:style-name="Text_20_body"><text:a xlink:type="simple" xlink:href="https://github.com/TinySlik/resume/raw/master/resume_cn.docx" office:name=""><text:span text:style-name="Definition">doc</text:span></text:a></text:p>
      <text:p text:style-name="Text_20_body"><text:a xlink:type="simple" xlink:href="https://github.com/TinySlik/resume/raw/master/resume_cn.pdf" office:name=""><text:span text:style-name="Definition">pdf</text:span></text:a></text:p>
      <text:p text:style-name="Text_20_body"><text:a xlink:type="simple" xlink:href="https://github.com/TinySlik/resume/raw/master/resume_cn.epub" office:name=""><text:span text:style-name="Definition">epub</text:span></text:a></text:p>
      <text:p text:style-name="Text_20_body">谢谢对我的关注.</text:p>
      <text:p text:style-name="Text_20_body">©2016 <text:a xlink:type="simple" xlink:href="http://tinyslik.coding.me/resume" office:name=""><text:span text:style-name="Definition">Tiny Oh</text:span></text:a>. All rights reserv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